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7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73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lete" table:style-name="ta1">
        <table:shapes>
          <draw:frame draw:z-index="0" draw:style-name="gr1" draw:text-style-name="P1" svg:width="16.107cm" svg:height="10.257cm" svg:x="0cm" svg:y="6.407cm">
            <draw:object draw:notify-on-update-of-ranges="complete.B1:complete.F1 complete.A2:complete.A2 complete.B2:complete.F2 complete.A3:complete.A3 complete.B3:complete.F3 complete.A4:complete.A4 complete.B4:complete.F4 complete.A5:complete.A5 complete.B5:complete.F5 complete.A6:complete.A6 complete.B6:complete.F6 complete.A7:complete.A7 complete.B7:complete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string" calcext:value-type="string">
            <text:p>10^2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.0866857184" calcext:value-type="float">
            <text:p>0.0866857184</text:p>
          </table:table-cell>
          <table:table-cell office:value-type="float" office:value="0.834088648" calcext:value-type="float">
            <text:p>0.834088648</text:p>
          </table:table-cell>
          <table:table-cell office:value-type="float" office:value="8.433249719" calcext:value-type="float">
            <text:p>8.433249719</text:p>
          </table:table-cell>
          <table:table-cell office:value-type="float" office:value="82.1040988948" calcext:value-type="float">
            <text:p>82.1040988948</text:p>
          </table:table-cell>
          <table:table-cell office:value-type="float" office:value="822.1840378828" calcext:value-type="float">
            <text:p>822.1840378828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float" office:value="0.0001917918" calcext:value-type="float">
            <text:p>0.0001917918</text:p>
          </table:table-cell>
          <table:table-cell office:value-type="float" office:value="0.000247276" calcext:value-type="float">
            <text:p>0.000247276</text:p>
          </table:table-cell>
          <table:table-cell office:value-type="float" office:value="0.0002439086" calcext:value-type="float">
            <text:p>0.0002439086</text:p>
          </table:table-cell>
          <table:table-cell office:value-type="float" office:value="0.0002021616" calcext:value-type="float">
            <text:p>0.0002021616</text:p>
          </table:table-cell>
          <table:table-cell office:value-type="float" office:value="0.0002253686" calcext:value-type="float">
            <text:p>0.000225368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.1230794842" calcext:value-type="float">
            <text:p>0.1230794842</text:p>
          </table:table-cell>
          <table:table-cell office:value-type="float" office:value="0.4744905434" calcext:value-type="float">
            <text:p>0.4744905434</text:p>
          </table:table-cell>
          <table:table-cell office:value-type="float" office:value="4.8262242184" calcext:value-type="float">
            <text:p>4.8262242184</text:p>
          </table:table-cell>
          <table:table-cell office:value-type="float" office:value="50.5147309016" calcext:value-type="float">
            <text:p>50.5147309016</text:p>
          </table:table-cell>
          <table:table-cell office:value-type="float" office:value="453.411469239" calcext:value-type="float">
            <text:p>453.411469239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.0007006864" calcext:value-type="float">
            <text:p>0.0007006864</text:p>
          </table:table-cell>
          <table:table-cell office:value-type="float" office:value="0.003241739" calcext:value-type="float">
            <text:p>0.003241739</text:p>
          </table:table-cell>
          <table:table-cell office:value-type="float" office:value="0.0040152936" calcext:value-type="float">
            <text:p>0.0040152936</text:p>
          </table:table-cell>
          <table:table-cell office:value-type="float" office:value="0.024506435" calcext:value-type="float">
            <text:p>0.024506435</text:p>
          </table:table-cell>
          <table:table-cell office:value-type="float" office:value="0.386872526" calcext:value-type="float">
            <text:p>0.38687252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.0005852596" calcext:value-type="float">
            <text:p>0.0005852596</text:p>
          </table:table-cell>
          <table:table-cell office:value-type="float" office:value="0.0011348562" calcext:value-type="float">
            <text:p>0.0011348562</text:p>
          </table:table-cell>
          <table:table-cell office:value-type="float" office:value="0.0008704538" calcext:value-type="float">
            <text:p>0.0008704538</text:p>
          </table:table-cell>
          <table:table-cell office:value-type="float" office:value="0.001019958" calcext:value-type="float">
            <text:p>0.001019958</text:p>
          </table:table-cell>
          <table:table-cell office:value-type="float" office:value="0.0012814498" calcext:value-type="float">
            <text:p>0.0012814498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float" office:value="0.0002262806" calcext:value-type="float">
            <text:p>0.0002262806</text:p>
          </table:table-cell>
          <table:table-cell office:value-type="float" office:value="0.0002842004" calcext:value-type="float">
            <text:p>0.0002842004</text:p>
          </table:table-cell>
          <table:table-cell office:value-type="float" office:value="0.0002609708" calcext:value-type="float">
            <text:p>0.0002609708</text:p>
          </table:table-cell>
          <table:table-cell office:value-type="float" office:value="0.000278545" calcext:value-type="float">
            <text:p>0.000278545</text:p>
          </table:table-cell>
          <table:table-cell office:value-type="float" office:value="0.000234455" calcext:value-type="float">
            <text:p>0.0002344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2:25:41.418998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9T12:26:38.483982112</dc:date>
    <meta:editing-duration>PT1H33M34S</meta:editing-duration>
    <meta:editing-cycles>14</meta:editing-cycles>
    <meta:generator>LibreOffice/6.4.7.2$Linux_X86_64 LibreOffice_project/40$Build-2</meta:generator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108cm" svg:height="10.258cm" xlink:href=".." xlink:type="simple" chart:class="chart:line" chart:style-name="ch1">
        <chart:legend chart:legend-position="end" svg:x="13.134cm" svg:y="3.567cm" style:legend-expansion="high" chart:style-name="ch2"/>
        <chart:plot-area chart:style-name="ch3" table:cell-range-address="complete.B1:complete.F7 complete.A2:complete.A7" chart:data-source-has-labels="both" svg:x="0.374cm" svg:y="0.333cm" svg:width="12.489cm" svg:height="9.331cm">
          <chartooo:coordinate-region svg:x="1.683cm" svg:y="0.536cm" svg:width="10.808cm" svg:height="8.475cm"/>
          <chart:axis chart:dimension="x" chart:name="primary-x" chart:style-name="ch4" chartooo:axis-type="auto">
            <chartooo:date-scale/>
            <chart:title svg:x="6.235cm" svg:y="9.324cm" chart:style-name="ch5">
              <text:p>
N of Filters</text:p>
            </chart:title>
            <chart:categories table:cell-range-address="complete.B1:complete.F1"/>
          </chart:axis>
          <chart:axis chart:dimension="y" chart:name="primary-y" chart:style-name="ch6">
            <chart:title svg:x="0cm" svg:y="5.669cm" chart:style-name="ch7">
              <text:p>Seconds</text:p>
            </chart:title>
            <chart:grid chart:style-name="ch8" chart:class="major"/>
          </chart:axis>
          <chart:series chart:style-name="ch9" chart:values-cell-range-address="complete.B2:complete.F2" chart:label-cell-address="complete.A2:complete.A2" chart:class="chart:line">
            <chart:data-point chart:repeated="5"/>
          </chart:series>
          <chart:series chart:style-name="ch10" chart:values-cell-range-address="complete.B3:complete.F3" chart:label-cell-address="complete.A3:complete.A3" chart:class="chart:line">
            <chart:data-point chart:repeated="5"/>
          </chart:series>
          <chart:series chart:style-name="ch11" chart:values-cell-range-address="complete.B4:complete.F4" chart:label-cell-address="complete.A4:complete.A4" chart:class="chart:line">
            <chart:data-point chart:repeated="5"/>
          </chart:series>
          <chart:series chart:style-name="ch12" chart:values-cell-range-address="complete.B5:complete.F5" chart:label-cell-address="complete.A5:complete.A5" chart:class="chart:line">
            <chart:data-point chart:repeated="5"/>
          </chart:series>
          <chart:series chart:style-name="ch13" chart:values-cell-range-address="complete.B6:complete.F6" chart:label-cell-address="complete.A6:complete.A6" chart:class="chart:line">
            <chart:data-point chart:repeated="5"/>
          </chart:series>
          <chart:series chart:style-name="ch14" chart:values-cell-range-address="complete.B7:complete.F7" chart:label-cell-address="complete.A7:complete.A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2</text:p>
                <draw:g>
                  <svg:desc>complete.B1:complete.F1</svg:desc>
                </draw:g>
              </table:table-cell>
              <table:table-cell office:value-type="string">
                <text:p>10^3</text:p>
              </table:table-cell>
              <table:table-cell office:value-type="string">
                <text:p>10^4</text:p>
              </table:table-cell>
              <table:table-cell office:value-type="string">
                <text:p>10^5</text:p>
              </table:table-cell>
              <table:table-cell office:value-type="string">
                <text:p>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complete.A2:complete.A2</svg:desc>
                </draw:g>
              </table:table-cell>
              <table:table-cell office:value-type="float" office:value="0.0866857184">
                <text:p>0.0866857184</text:p>
                <draw:g>
                  <svg:desc>complete.B2:complete.F2</svg:desc>
                </draw:g>
              </table:table-cell>
              <table:table-cell office:value-type="float" office:value="0.834088648">
                <text:p>0.834088648</text:p>
              </table:table-cell>
              <table:table-cell office:value-type="float" office:value="8.433249719">
                <text:p>8.433249719</text:p>
              </table:table-cell>
              <table:table-cell office:value-type="float" office:value="82.1040988948">
                <text:p>82.1040988948</text:p>
              </table:table-cell>
              <table:table-cell office:value-type="float" office:value="822.1840378828">
                <text:p>822.1840378828</text:p>
              </table:table-cell>
            </table:table-row>
            <table:table-row>
              <table:table-cell office:value-type="string">
                <text:p>'BF-Trie4'</text:p>
                <draw:g>
                  <svg:desc>complete.A3:complete.A3</svg:desc>
                </draw:g>
              </table:table-cell>
              <table:table-cell office:value-type="float" office:value="0.0001917918">
                <text:p>0.0001917918</text:p>
                <draw:g>
                  <svg:desc>complete.B3:complete.F3</svg:desc>
                </draw:g>
              </table:table-cell>
              <table:table-cell office:value-type="float" office:value="0.000247276">
                <text:p>0.000247276</text:p>
              </table:table-cell>
              <table:table-cell office:value-type="float" office:value="0.0002439086">
                <text:p>0.0002439086</text:p>
              </table:table-cell>
              <table:table-cell office:value-type="float" office:value="0.0002021616">
                <text:p>0.0002021616</text:p>
              </table:table-cell>
              <table:table-cell office:value-type="float" office:value="0.0002253686">
                <text:p>0.0002253686</text:p>
              </table:table-cell>
            </table:table-row>
            <table:table-row>
              <table:table-cell office:value-type="string">
                <text:p>'Bloofi'</text:p>
                <draw:g>
                  <svg:desc>complete.A4:complete.A4</svg:desc>
                </draw:g>
              </table:table-cell>
              <table:table-cell office:value-type="float" office:value="0.1230794842">
                <text:p>0.1230794842</text:p>
                <draw:g>
                  <svg:desc>complete.B4:complete.F4</svg:desc>
                </draw:g>
              </table:table-cell>
              <table:table-cell office:value-type="float" office:value="0.4744905434">
                <text:p>0.4744905434</text:p>
              </table:table-cell>
              <table:table-cell office:value-type="float" office:value="4.8262242184">
                <text:p>4.8262242184</text:p>
              </table:table-cell>
              <table:table-cell office:value-type="float" office:value="50.5147309016">
                <text:p>50.5147309016</text:p>
              </table:table-cell>
              <table:table-cell office:value-type="float" office:value="453.411469239">
                <text:p>453.411469239</text:p>
              </table:table-cell>
            </table:table-row>
            <table:table-row>
              <table:table-cell office:value-type="string">
                <text:p>'FlatBloofi'</text:p>
                <draw:g>
                  <svg:desc>complete.A5:complete.A5</svg:desc>
                </draw:g>
              </table:table-cell>
              <table:table-cell office:value-type="float" office:value="0.0007006864">
                <text:p>0.0007006864</text:p>
                <draw:g>
                  <svg:desc>complete.B5:complete.F5</svg:desc>
                </draw:g>
              </table:table-cell>
              <table:table-cell office:value-type="float" office:value="0.003241739">
                <text:p>0.003241739</text:p>
              </table:table-cell>
              <table:table-cell office:value-type="float" office:value="0.0040152936">
                <text:p>0.0040152936</text:p>
              </table:table-cell>
              <table:table-cell office:value-type="float" office:value="0.024506435">
                <text:p>0.024506435</text:p>
              </table:table-cell>
              <table:table-cell office:value-type="float" office:value="0.386872526">
                <text:p>0.386872526</text:p>
              </table:table-cell>
            </table:table-row>
            <table:table-row>
              <table:table-cell office:value-type="string">
                <text:p>'Hamming'</text:p>
                <draw:g>
                  <svg:desc>complete.A6:complete.A6</svg:desc>
                </draw:g>
              </table:table-cell>
              <table:table-cell office:value-type="float" office:value="0.0005852596">
                <text:p>0.0005852596</text:p>
                <draw:g>
                  <svg:desc>complete.B6:complete.F6</svg:desc>
                </draw:g>
              </table:table-cell>
              <table:table-cell office:value-type="float" office:value="0.0011348562">
                <text:p>0.0011348562</text:p>
              </table:table-cell>
              <table:table-cell office:value-type="float" office:value="0.0008704538">
                <text:p>0.0008704538</text:p>
              </table:table-cell>
              <table:table-cell office:value-type="float" office:value="0.001019958">
                <text:p>0.001019958</text:p>
              </table:table-cell>
              <table:table-cell office:value-type="float" office:value="0.0012814498">
                <text:p>0.0012814498</text:p>
              </table:table-cell>
            </table:table-row>
            <table:table-row>
              <table:table-cell office:value-type="string">
                <text:p>'BF-Trie8'</text:p>
                <draw:g>
                  <svg:desc>complete.A7:complete.A7</svg:desc>
                </draw:g>
              </table:table-cell>
              <table:table-cell office:value-type="float" office:value="0.0002262806">
                <text:p>0.0002262806</text:p>
                <draw:g>
                  <svg:desc>complete.B7:complete.F7</svg:desc>
                </draw:g>
              </table:table-cell>
              <table:table-cell office:value-type="float" office:value="0.0002842004">
                <text:p>0.0002842004</text:p>
              </table:table-cell>
              <table:table-cell office:value-type="float" office:value="0.0002609708">
                <text:p>0.0002609708</text:p>
              </table:table-cell>
              <table:table-cell office:value-type="float" office:value="0.000278545">
                <text:p>0.000278545</text:p>
              </table:table-cell>
              <table:table-cell office:value-type="float" office:value="0.000234455">
                <text:p>0.000234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